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f8da"/>
    </style:style>
    <style:style style:name="P2" style:family="paragraph" style:parent-style-name="Standard">
      <style:text-properties fo:language="en" fo:country="GB" fo:font-weight="bold" officeooo:rsid="000c113d" officeooo:paragraph-rsid="000c113d" style:font-weight-asian="bold" style:font-weight-complex="bold"/>
    </style:style>
    <style:style style:name="P3" style:family="paragraph" style:parent-style-name="Standard">
      <style:text-properties fo:language="en" fo:country="GB" fo:font-style="italic" officeooo:rsid="000c113d" officeooo:paragraph-rsid="000c113d" style:font-style-asian="italic" style:font-style-complex="italic"/>
    </style:style>
    <style:style style:name="P4" style:family="paragraph" style:parent-style-name="Standard">
      <style:text-properties fo:language="en" fo:country="GB" fo:font-style="italic" officeooo:rsid="0010f8da" officeooo:paragraph-rsid="0010f8da" style:font-style-asian="italic" style:font-style-complex="italic"/>
    </style:style>
    <style:style style:name="P5" style:family="paragraph" style:parent-style-name="Standard">
      <style:text-properties fo:language="en" fo:country="GB" fo:font-style="italic" fo:font-weight="normal" officeooo:rsid="00222ea0" officeooo:paragraph-rsid="00222ea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language="en" fo:country="GB" officeooo:rsid="000c113d" officeooo:paragraph-rsid="000c113d"/>
    </style:style>
    <style:style style:name="P7" style:family="paragraph" style:parent-style-name="Standard">
      <style:text-properties fo:language="en" fo:country="GB" officeooo:rsid="001a944e" officeooo:paragraph-rsid="001a944e"/>
    </style:style>
    <style:style style:name="P8" style:family="paragraph" style:parent-style-name="Standard">
      <style:text-properties fo:language="en" fo:country="GB" fo:font-style="normal" officeooo:rsid="0010f8da" officeooo:paragraph-rsid="0010f8da" style:font-style-asian="normal" style:font-style-complex="normal"/>
    </style:style>
    <style:style style:name="P9" style:family="paragraph" style:parent-style-name="Standard">
      <style:text-properties fo:language="en" fo:country="GB" fo:font-style="normal" officeooo:rsid="00125ee3" officeooo:paragraph-rsid="00125ee3" style:font-style-asian="normal" style:font-style-complex="normal"/>
    </style:style>
    <style:style style:name="P10" style:family="paragraph" style:parent-style-name="Standard">
      <style:text-properties fo:language="en" fo:country="GB" fo:font-style="normal" officeooo:rsid="001b8a01" officeooo:paragraph-rsid="001b8a01" style:font-style-asian="normal" style:font-style-complex="normal"/>
    </style:style>
    <style:style style:name="P11" style:family="paragraph" style:parent-style-name="Standard">
      <style:text-properties fo:language="en" fo:country="GB" fo:font-style="normal" officeooo:rsid="002088ae" officeooo:paragraph-rsid="002088ae" style:font-style-asian="normal" style:font-style-complex="normal"/>
    </style:style>
    <style:style style:name="P12" style:family="paragraph" style:parent-style-name="Standard">
      <style:text-properties fo:language="en" fo:country="GB" fo:font-style="normal" officeooo:rsid="001ca75d" officeooo:paragraph-rsid="001ca75d" style:font-style-asian="normal" style:font-style-complex="normal"/>
    </style:style>
    <style:style style:name="P13" style:family="paragraph" style:parent-style-name="Standard">
      <style:text-properties fo:language="en" fo:country="GB" fo:font-style="normal" officeooo:rsid="001db86d" officeooo:paragraph-rsid="001db86d" style:font-style-asian="normal" style:font-style-complex="normal"/>
    </style:style>
    <style:style style:name="P14" style:family="paragraph" style:parent-style-name="Standard">
      <style:text-properties fo:language="en" fo:country="GB" fo:font-style="normal" fo:font-weight="bold" officeooo:rsid="00222ea0" officeooo:paragraph-rsid="00222ea0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language="en" fo:country="GB" fo:font-style="normal" fo:font-weight="normal" officeooo:rsid="00222ea0" officeooo:paragraph-rsid="00222ea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en" fo:country="GB" fo:font-style="normal" fo:font-weight="normal" officeooo:rsid="0022d6e6" officeooo:paragraph-rsid="0022d6e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en" fo:country="GB" officeooo:paragraph-rsid="0013341d"/>
    </style:style>
    <style:style style:name="P18" style:family="paragraph" style:parent-style-name="Standard">
      <style:text-properties fo:language="en" fo:country="GB" officeooo:paragraph-rsid="000c113d"/>
    </style:style>
    <style:style style:name="P19" style:family="paragraph" style:parent-style-name="Standard">
      <style:text-properties officeooo:paragraph-rsid="001db86d"/>
    </style:style>
    <style:style style:name="P20" style:family="paragraph" style:parent-style-name="Standard">
      <style:text-properties fo:language="en" fo:country="GB" fo:font-style="italic" fo:font-weight="normal" officeooo:rsid="00222ea0" officeooo:paragraph-rsid="00222ea0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language="en" fo:country="GB" fo:font-style="normal" fo:font-weight="normal" officeooo:rsid="00222ea0" officeooo:paragraph-rsid="00222ea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en" fo:country="GB" fo:font-style="normal" fo:font-weight="normal" officeooo:rsid="00222ea0" officeooo:paragraph-rsid="0022618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language="en" fo:country="GB" fo:font-style="normal" officeooo:rsid="002307a2" officeooo:paragraph-rsid="002307a2" style:font-style-asian="normal" style:font-style-complex="normal"/>
    </style:style>
    <style:style style:name="P24" style:family="paragraph" style:parent-style-name="Standard">
      <style:text-properties officeooo:paragraph-rsid="0010f8da"/>
    </style:style>
    <style:style style:name="P25" style:family="paragraph" style:parent-style-name="Standard">
      <style:text-properties officeooo:rsid="002307a2" officeooo:paragraph-rsid="002307a2"/>
    </style:style>
    <style:style style:name="T1" style:family="text">
      <style:text-properties officeooo:rsid="000f3ee5"/>
    </style:style>
    <style:style style:name="T2" style:family="text">
      <style:text-properties fo:font-style="normal" officeooo:rsid="0015d882" style:font-style-asian="normal" style:font-style-complex="normal"/>
    </style:style>
    <style:style style:name="T3" style:family="text">
      <style:text-properties fo:font-style="normal" officeooo:rsid="001b0b80" style:font-style-asian="normal" style:font-style-complex="normal"/>
    </style:style>
    <style:style style:name="T4" style:family="text">
      <style:text-properties fo:font-style="normal" officeooo:rsid="001b8a01" style:font-style-asian="normal" style:font-style-complex="normal"/>
    </style:style>
    <style:style style:name="T5" style:family="text">
      <style:text-properties fo:font-style="normal" officeooo:rsid="0013341d" style:font-style-asian="normal" style:font-style-complex="normal"/>
    </style:style>
    <style:style style:name="T6" style:family="text">
      <style:text-properties officeooo:rsid="0013992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n" fo:country="GB" fo:font-style="normal" style:font-style-asian="normal" style:font-style-complex="normal"/>
    </style:style>
    <style:style style:name="T9" style:family="text">
      <style:text-properties fo:language="en" fo:country="GB" fo:font-style="normal" officeooo:rsid="001e9fdc" style:font-style-asian="normal" style:font-style-complex="normal"/>
    </style:style>
    <style:style style:name="T10" style:family="text">
      <style:text-properties fo:language="en" fo:country="GB" fo:font-style="normal" officeooo:rsid="0010f8da" style:font-style-asian="normal" style:font-style-complex="normal"/>
    </style:style>
    <style:style style:name="T11" style:family="text">
      <style:text-properties fo:language="en" fo:country="GB" fo:font-style="normal" officeooo:rsid="001a944e" style:font-style-asian="normal" style:font-style-complex="normal"/>
    </style:style>
    <style:style style:name="T12" style:family="text">
      <style:text-properties fo:language="en" fo:country="GB" fo:font-style="normal" officeooo:rsid="001b8a01" style:font-style-asian="normal" style:font-style-complex="normal"/>
    </style:style>
    <style:style style:name="T13" style:family="text">
      <style:text-properties fo:language="en" fo:country="GB" fo:font-style="normal" officeooo:rsid="001db86d" style:font-style-asian="normal" style:font-style-complex="normal"/>
    </style:style>
    <style:style style:name="T14" style:family="text">
      <style:text-properties fo:language="en" fo:country="GB" fo:font-style="normal" officeooo:rsid="001f5333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nke de Par <text:span text:style-name="T6">Blog</text:span></text:p>
      <text:p text:style-name="P3">Project description</text:p>
      <text:p text:style-name="P6">Tjitze de Boer</text:p>
      <text:p text:style-name="P6"/>
      <text:p text:style-name="P18"/>
      <text:p text:style-name="P7">A blog for the band <text:span text:style-name="T7">Honke de Par.</text:span></text:p>
      <text:p text:style-name="P11">I took a look at the blog of its head singer and song writer.</text:p>
      <text:p text:style-name="P11">It had a link to an old site for the band, a dead link.</text:p>
      <text:p text:style-name="P11">Thus a new site was needed.</text:p>
      <text:p text:style-name="P6"/>
      <text:p text:style-name="P4"><text:span text:style-name="T1">F</text:span>eatures:</text:p>
      <text:p text:style-name="P1"><text:span text:style-name="T9">A</text:span><text:span text:style-name="T10"> banner with shows the </text:span><text:span text:style-name="T11">date and a</text:span><text:span text:style-name="T10"> quote of the week</text:span></text:p>
      <text:p text:style-name="P8"/>
      <text:p text:style-name="P1"><text:span text:style-name="T10">Main/blog page with the latest </text:span><text:span text:style-name="T12">blog post</text:span><text:span text:style-name="T10"> and to t</text:span><text:span text:style-name="T11">he left</text:span><text:span text:style-name="T10"> of </text:span><text:span text:style-name="T9">that a list of</text:span><text:span text:style-name="T10"> links to older posts.</text:span></text:p>
      <text:p text:style-name="P25"><text:span text:style-name="T10">O</text:span><text:span text:style-name="T8">nce clicked you go to a page for that post where if you are logged in you can edit and delete that blogpost.</text:span></text:p>
      <text:p text:style-name="P8"/>
      <text:p text:style-name="P10">An archive page with a list of old weekly quotes.</text:p>
      <text:p text:style-name="P23">If logged in these quotes are links that go to a page where you can edit or delete the quote.</text:p>
      <text:p text:style-name="P8"/>
      <text:p text:style-name="P9">An info page.</text:p>
      <text:p text:style-name="P9"/>
      <text:p text:style-name="P17"><text:span text:style-name="T5">A</text:span><text:span text:style-name="T3">n easy</text:span><text:span text:style-name="T5"> way to add new posts and </text:span><text:span text:style-name="T4">quotes</text:span><text:span text:style-name="T5">, </text:span><text:span text:style-name="T2">preferably with rich text for the former.</text:span></text:p>
      <text:p text:style-name="P12">There could be a separate page for this that only the blog owner can go to.</text:p>
      <text:p text:style-name="P12">Or if WordPress is used a new post could be send to a secret email.</text:p>
      <text:p text:style-name="P19"><text:span text:style-name="T13">And the WordPress </text:span><text:span text:style-name="T14">control panel</text:span><text:span text:style-name="T13"> where new posts can be added </text:span><text:span text:style-name="T14">manually</text:span><text:span text:style-name="T13"> </text:span><text:span text:style-name="T14">also</text:span><text:span text:style-name="T13"> has rich text editing.</text:span></text:p>
      <text:p text:style-name="P13"/>
      <text:p text:style-name="P15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5T12:43:08.726000000</meta:creation-date>
    <meta:generator>LibreOffice/6.4.0.3$Windows_X86_64 LibreOffice_project/b0a288ab3d2d4774cb44b62f04d5d28733ac6df8</meta:generator>
    <dc:date>2022-02-03T12:49:50.364000000</dc:date>
    <meta:editing-duration>PT23H32M25S</meta:editing-duration>
    <meta:editing-cycles>20</meta:editing-cycles>
    <meta:document-statistic meta:table-count="0" meta:image-count="0" meta:object-count="0" meta:page-count="1" meta:paragraph-count="18" meta:word-count="204" meta:character-count="968" meta:non-whitespace-character-count="782"/>
  </office:meta>
</office:document-meta>
</file>